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Ubuntu mono" svg:font-family="'Ubuntu mono', 'Courier New'"/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text-align="center" style:justify-single-word="false" style:page-number="auto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20pt" style:font-size-asian="20pt" style:font-size-complex="20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1pt" style:font-size-asian="11pt" style:font-size-complex="11pt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Ubuntu mono" fo:font-size="12pt" fo:letter-spacing="normal" fo:font-style="normal" fo:font-weight="normal" fo:background-color="transparent" style:font-size-asian="11pt" style:font-size-complex="11pt"/>
    </style:style>
    <style:style style:name="P7" style:family="paragraph" style:parent-style-name="Standard">
      <style:paragraph-properties fo:margin-top="0cm" fo:margin-bottom="0cm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variant="normal" fo:text-transform="none" fo:color="#000000" style:font-name="Ubuntu mono" fo:font-size="12pt" fo:letter-spacing="normal" fo:font-style="normal" fo:font-weight="bold"/>
    </style:style>
    <style:style style:name="T3" style:family="text">
      <style:text-properties fo:font-variant="normal" fo:text-transform="none" fo:color="#000000" style:font-name="Ubuntu mono" fo:font-size="12pt" fo:letter-spacing="normal" fo:font-style="normal" fo:font-weight="normal"/>
    </style:style>
    <style:style style:name="T4" style:family="text">
      <style:text-properties fo:font-variant="normal" fo:text-transform="none" fo:color="#000000" fo:letter-spacing="normal"/>
    </style:style>
    <style:style style:name="T5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lgo part1</text:span></text:p>
      <text:p text:style-name="Standard">1.1/ a=3, b=4</text:p>
      <text:p text:style-name="Standard">1.2/ a=2, b=3, c=1</text:p>
      <text:p text:style-name="Standard">1.3/ a=6, b=2</text:p>
      <text:p text:style-name="Standard">1.4/ a=13, b=13, c=13</text:p>
      <text:p text:style-name="Standard">1.5/ a=2, b=2 ; si l’on inverse les deux ont ce serait retrouver avec la valeur initial de A dans les deux variables.</text:p>
      <text:p text:style-name="Standard">1.6/ Function A, B, C (entier)</text:p>
      <text:p text:style-name="Standard"><text:s text:c="8"/>Begin</text:p>
      <text:p text:style-name="Standard"><text:s text:c="8"/>A←x</text:p>
      <text:p text:style-name="Standard"><text:s text:c="8"/>B←y</text:p>
      <text:p text:style-name="Standard"><text:s text:c="8"/>C←A</text:p>
      <text:p text:style-name="Standard"><text:s text:c="8"/>A←B</text:p>
      <text:p text:style-name="Standard"><text:s text:c="8"/>B←C</text:p>
      <text:p text:style-name="Standard"><text:s text:c="8"/>End</text:p>
      <text:p text:style-name="Standard">1.7/ Function A, B, C, D (entier) <text:s text:c="5"/></text:p>
      <text:p text:style-name="Standard"><text:s text:c="8"/>Begin</text:p>
      <text:p text:style-name="Standard"><text:s text:c="8"/>A←x</text:p>
      <text:p text:style-name="Standard"><text:s text:c="8"/>B←y</text:p>
      <text:p text:style-name="Standard"><text:s text:c="8"/>C←z</text:p>
      <text:p text:style-name="Standard"><text:s text:c="8"/>D←C</text:p>
      <text:p text:style-name="Standard"><text:s text:c="8"/>C←B</text:p>
      <text:p text:style-name="Standard"><text:s text:c="8"/>B←A</text:p>
      <text:p text:style-name="Standard"><text:s text:c="8"/>A←D</text:p>
      <text:p text:style-name="Standard"><text:s text:c="8"/>End</text:p>
      <text:p text:style-name="Standard">1.8/rien c’est algorithmiquement erroné</text:p>
      <text:p text:style-name="Standard">1.9/C= « 42312 » </text:p>
      <text:p text:style-name="Standard"/>
      <text:p text:style-name="Standard"/>
      <text:p text:style-name="Standard"/>
      <text:p text:style-name="Standard"/>
      <text:p text:style-name="P1"><text:soft-page-break/><text:span text:style-name="T1">Algo part2</text:span></text:p>
      <text:p text:style-name="Standard">2.1/ le programme affichera 231 puis 462</text:p>
      <text:p text:style-name="Standard">2.2/ Function val, carre (entier)</text:p>
      <text:p text:style-name="Standard"><text:s text:c="8"/>Begin</text:p>
      <text:p text:style-name="Standard"><text:s text:c="8"/>Input val</text:p>
      <text:p text:style-name="Standard"><text:s text:c="8"/>Carre← val^2</text:p>
      <text:p text:style-name="Standard"><text:s text:c="8"/>Print carre</text:p>
      <text:p text:style-name="Standard"><text:s text:c="8"/>End</text:p>
      <text:p text:style-name="Standard">2.3/ Function pHT, TVA, pTTC (reel)</text:p>
      <text:p text:style-name="Standard"><text:s text:c="26"/>Np (entier)</text:p>
      <text:p text:style-name="Standard"><text:s text:c="8"/>Begin</text:p>
      <text:p text:style-name="Standard"><text:s text:c="8"/>Input pHT, TVA, np</text:p>
      <text:p text:style-name="Standard"><text:s text:c="8"/>TVA← TVA/100+1</text:p>
      <text:p text:style-name="Standard"><text:s text:c="8"/>pTTC← (pHT*TVA)*np</text:p>
      <text:p text:style-name="Standard"><text:s text:c="8"/>Print pTTC</text:p>
      <text:p text:style-name="Standard"><text:s text:c="8"/>End</text:p>
      <text:p text:style-name="Standard">2.4/ Function bm, by, m, a, res (string)</text:p>
      <text:p text:style-name="Standard"><text:s text:c="25"/>X (entier)</text:p>
      <text:p text:style-name="Standard"><text:s text:c="9"/>Begin</text:p>
      <text:p text:style-name="Standard"><text:s text:c="9"/>Print Donner un nombre entre 1 et 4</text:p>
      <text:p text:style-name="Standard"><text:s text:c="9"/>Input X</text:p>
      <text:p text:style-name="Standard"><text:s text:c="9"/>bm← « belle marquise »</text:p>
      <text:p text:style-name="Standard"><text:s text:c="9"/>by← « vos beaux yeux »</text:p>
      <text:p text:style-name="Standard"><text:s text:c="9"/>m← « me font mourir »</text:p>
      <text:p text:style-name="Standard"><text:s text:c="9"/>a← « d’amour »</text:p>
      <text:p text:style-name="Standard"><text:s text:c="9"/>if X==1 then</text:p>
      <text:p text:style-name="Standard"><text:s text:c="13"/>res← bm &amp; by &amp; m &amp; a</text:p>
      <text:p text:style-name="Standard"><text:s text:c="13"/>print res</text:p>
      <text:p text:style-name="Standard"><text:s text:c="9"/>elseif X==2 then</text:p>
      <text:p text:style-name="Standard"><text:s text:c="13"/>res← by &amp; bm &amp; a &amp; m</text:p>
      <text:p text:style-name="Standard"><text:soft-page-break/><text:s text:c="13"/>print res</text:p>
      <text:p text:style-name="Standard"><text:s text:c="9"/>endif</text:p>
      <text:p text:style-name="Standard"><text:s text:c="9"/>elseif X==3 then</text:p>
      <text:p text:style-name="Standard"><text:s text:c="13"/>res← a &amp; bm &amp; m &amp; by</text:p>
      <text:p text:style-name="Standard"><text:s text:c="13"/>print res</text:p>
      <text:p text:style-name="Standard"><text:s text:c="9"/>endif</text:p>
      <text:p text:style-name="Standard"><text:s text:c="9"/>else</text:p>
      <text:p text:style-name="Standard"><text:s text:c="13"/>res← by &amp; m &amp; bm &amp; a</text:p>
      <text:p text:style-name="Standard"><text:s text:c="13"/>print res</text:p>
      <text:p text:style-name="Standard"><text:s text:c="9"/>endif</text:p>
      <text:p text:style-name="Standard"><text:s text:c="9"/>End</text:p>
      <text:p text:style-name="P1"><text:span text:style-name="T1">Algo part3</text:span></text:p>
      <text:p text:style-name="Standard">3.1/ Function X (entier)</text:p>
      <text:p text:style-name="Standard"><text:s text:c="9"/>Begin</text:p>
      <text:p text:style-name="Standard"><text:s text:c="9"/>Print Donner un nombre</text:p>
      <text:p text:style-name="Standard"><text:s text:c="9"/>Input X</text:p>
      <text:p text:style-name="Standard"><text:s text:c="9"/>if X&gt;0 then</text:p>
      <text:p text:style-name="Standard"><text:s text:c="13"/>print le nombre est positif</text:p>
      <text:p text:style-name="Standard"><text:s text:c="9"/>else</text:p>
      <text:p text:style-name="Standard"><text:s text:c="13"/>print le nombre est négatif</text:p>
      <text:p text:style-name="Standard"><text:s text:c="9"/>endif</text:p>
      <text:p text:style-name="Standard"><text:s text:c="9"/>End</text:p>
      <text:p text:style-name="Standard">3.2/ Function X, y, z (entier)</text:p>
      <text:p text:style-name="Standard"><text:s text:c="9"/>Begin</text:p>
      <text:p text:style-name="Standard"><text:s text:c="9"/>Print Donner deux nombres</text:p>
      <text:p text:style-name="Standard"><text:s text:c="9"/>Input y, z</text:p>
      <text:p text:style-name="Standard"><text:s text:c="9"/>X← y * z</text:p>
      <text:p text:style-name="Standard"><text:s text:c="9"/>if X&gt;0 then</text:p>
      <text:p text:style-name="Standard"><text:s text:c="13"/>print le produit est positif</text:p>
      <text:p text:style-name="Standard"><text:s text:c="9"/>else</text:p>
      <text:p text:style-name="Standard"><text:soft-page-break/><text:s text:c="13"/>print le produit est négatif</text:p>
      <text:p text:style-name="Standard"><text:s text:c="9"/>endif</text:p>
      <text:p text:style-name="Standard"><text:s text:c="9"/>End</text:p>
      <text:p text:style-name="Standard">3.3/ Function a, b, c (string)</text:p>
      <text:p text:style-name="Standard"><text:s text:c="8"/>Print entrer trois noms</text:p>
      <text:p text:style-name="Standard"><text:s text:c="8"/>Input a, b, c</text:p>
      <text:p text:style-name="Standard"><text:s text:c="8"/>If a&lt;b then</text:p>
      <text:p text:style-name="Standard"><text:s text:c="11"/>If b&lt;c then</text:p>
      <text:p text:style-name="Standard"><text:s text:c="15"/>Print Les noms sont ranger dans l’ordre alphabétique</text:p>
      <text:p text:style-name="Standard"><text:s text:c="12"/>Endif</text:p>
      <text:p text:style-name="Standard"><text:s text:c="8"/>Else</text:p>
      <text:p text:style-name="Standard"><text:s text:c="12"/>Print les noms ne sont pas ranger dans l’ordre alphabétique</text:p>
      <text:p text:style-name="Standard"><text:s text:c="8"/>Endif</text:p>
      <text:p text:style-name="Standard"><text:s text:c="8"/>End</text:p>
      <text:p text:style-name="Standard">3.4/ Function x (entier)</text:p>
      <text:p text:style-name="Standard"><text:s text:c="8"/>Print donner un âge</text:p>
      <text:p text:style-name="Standard"><text:s text:c="8"/>Input x</text:p>
      <text:p text:style-name="Standard"><text:s text:c="8"/>If x&gt;=6 and x=&lt;7 then</text:p>
      <text:p text:style-name="Standard"><text:s text:c="11"/>Print Poussin</text:p>
      <text:p text:style-name="Standard"><text:s text:c="8"/>Endif</text:p>
      <text:p text:style-name="Standard"><text:s text:c="8"/>If x&gt;=8 and x=&lt;9 then</text:p>
      <text:p text:style-name="Standard"><text:s text:c="11"/>Print Pupille</text:p>
      <text:p text:style-name="Standard"><text:s text:c="8"/>Endif</text:p>
      <text:p text:style-name="Standard"><text:s text:c="8"/>If x&gt;=10 and x=&lt;11 then</text:p>
      <text:p text:style-name="Standard"><text:s text:c="11"/>Print Minime</text:p>
      <text:p text:style-name="Standard"><text:s text:c="8"/>Endif</text:p>
      <text:p text:style-name="Standard"><text:s text:c="8"/>If x&gt;=12 then</text:p>
      <text:p text:style-name="Standard"><text:s text:c="11"/>Print Cadet</text:p>
      <text:p text:style-name="Standard"><text:s text:c="8"/>Else </text:p>
      <text:p text:style-name="Standard"><text:s text:c="11"/>Print hors catégorie </text:p>
      <text:p text:style-name="Standard"><text:s text:c="9"/>Endif</text:p>
      <text:p text:style-name="Standard"><text:soft-page-break/><text:s text:c="9"/>End</text:p>
      <text:p text:style-name="Standard">Oui on peut organiser différemment l’embriquement des if .</text:p>
      <text:p text:style-name="P1"><text:span text:style-name="T1">Algo part4</text:span></text:p>
      <text:p text:style-name="Standard">4.1/ Function tutu, toto (entier)</text:p>
      <text:p text:style-name="Standard"><text:s text:c="25"/>tata (string)</text:p>
      <text:p text:style-name="Standard"><text:s text:c="8"/>Begin</text:p>
      <text:p text:style-name="Standard"><text:s text:c="8"/>if no tutu&gt;toto+4 and no tata=« ok » then</text:p>
      <text:p text:style-name="Standard"><text:s text:c="11"/>tutu ← tutu+1</text:p>
      <text:p text:style-name="Standard"><text:s text:c="8"/>else</text:p>
      <text:p text:style-name="Standard"><text:s text:c="10"/>tutu ← tutu-1</text:p>
      <text:p text:style-name="Standard"><text:s text:c="8"/>endif</text:p>
      <text:p text:style-name="Standard"><text:s text:c="8"/>End</text:p>
      <text:p text:style-name="Standard">4.2/ </text:p>
      <text:p text:style-name="P3">Function h, m (entier)</text:p>
      <text:p text:style-name="P3">Begin</text:p>
      <text:p text:style-name="P3">Print « Entrez les heures, puis les minutes »</text:p>
      <text:p text:style-name="P3">Input h, m</text:p>
      <text:p text:style-name="P3">m ← m+1</text:p>
      <text:p text:style-name="P3">if m=60 then</text:p>
      <text:p text:style-name="P3"><text:s text:c="3"/>m ← 0</text:p>
      <text:p text:style-name="P3"><text:s text:c="3"/>h ← h+1</text:p>
      <text:p text:style-name="P3">endif </text:p>
      <text:p text:style-name="P3">if h=24 then</text:p>
      <text:p text:style-name="P3"><text:s text:c="3"/>h ← 0</text:p>
      <text:p text:style-name="P3">endif</text:p>
      <text:p text:style-name="P3">print « Dans une minute il sera », h, « heure », m, « minute »</text:p>
      <text:p text:style-name="P3">end</text:p>
      <text:p text:style-name="P3"/>
      <text:p text:style-name="P3"/>
      <text:p text:style-name="P3"/>
      <text:p text:style-name="P3"><text:soft-page-break/>4.3/ </text:p>
      <text:p text:style-name="P3">Function h, m, s (entier)</text:p>
      <text:p text:style-name="P3">Begin</text:p>
      <text:p text:style-name="P3">print « Entrez les heures, puis les minutes, puis les secondes »</text:p>
      <text:p text:style-name="P3">input h, m, s</text:p>
      <text:p text:style-name="P3">s ← s+1</text:p>
      <text:p text:style-name="P3">if s=60 then </text:p>
      <text:p text:style-name="P3"><text:s text:c="2"/>s ← 0</text:p>
      <text:p text:style-name="P3"><text:s text:c="2"/>m ← m+1</text:p>
      <text:p text:style-name="P3">endif</text:p>
      <text:p text:style-name="P3">if m=60 then</text:p>
      <text:p text:style-name="P3"><text:s text:c="2"/>m ← 0</text:p>
      <text:p text:style-name="P3"><text:s text:c="2"/>m ← m+1</text:p>
      <text:p text:style-name="P3">endif</text:p>
      <text:p text:style-name="P3">if h=24 then</text:p>
      <text:p text:style-name="P3"><text:s text:c="2"/>h ← 0</text:p>
      <text:p text:style-name="P3">endif</text:p>
      <text:p text:style-name="P3">print « Dans une seconde il sera », h, « h », m, « m », s, « s »</text:p>
      <text:p text:style-name="P3">End </text:p>
      <text:p text:style-name="P3">4.4/</text:p>
      <text:p text:style-name="P3">Function n, p (réel)</text:p>
      <text:p text:style-name="P3">Begin</text:p>
      <text:p text:style-name="P3">print « nb de photocopie »</text:p>
      <text:p text:style-name="P3">input n</text:p>
      <text:p text:style-name="P3">if n=&lt; 10 then</text:p>
      <text:p text:style-name="P3"><text:s text:c="3"/>p ← n*0,1</text:p>
      <text:p text:style-name="P3">elseif n=&lt;30 then</text:p>
      <text:p text:style-name="P3"><text:s text:c="3"/>p ← 10*0,1+(n-10)*0,09 </text:p>
      <text:p text:style-name="P3">else </text:p>
      <text:p text:style-name="P3"><text:s text:c="3"/>p ← 10*0,1+20*0,09+(n-30)*0,08</text:p>
      <text:p text:style-name="P3">endif</text:p>
      <text:p text:style-name="P3"><text:soft-page-break/>print p</text:p>
      <text:p text:style-name="P3">End</text:p>
      <text:p text:style-name="P3">4.5/</text:p>
      <text:p text:style-name="P3">Function sex (string)</text:p>
      <text:p text:style-name="P3"><text:s text:c="17"/>age (entier)</text:p>
      <text:p text:style-name="P3"><text:s text:c="17"/>x, y (bool)</text:p>
      <text:p text:style-name="P3">Begin</text:p>
      <text:p text:style-name="P3">print « Entrez le sexe (M/F) »</text:p>
      <text:p text:style-name="P3">input sex</text:p>
      <text:p text:style-name="P3">print « Entrez l'âge »</text:p>
      <text:p text:style-name="P3">input age</text:p>
      <text:p text:style-name="P3">x ← sex=« M » and age&gt;20</text:p>
      <text:p text:style-name="P3">y ← sex=« F » and (age&gt;18 and age&lt;35)</text:p>
      <text:p text:style-name="P3">if x or y then</text:p>
      <text:p text:style-name="P3"><text:s text:c="2"/>print « imposable »</text:p>
      <text:p text:style-name="P3">else</text:p>
      <text:p text:style-name="P3"><text:s text:c="2"/>print « non imposable »</text:p>
      <text:p text:style-name="P3">endif</text:p>
      <text:p text:style-name="P3">End</text:p>
      <text:p text:style-name="P3">4.6/</text:p>
      <text:p text:style-name="P3">Function a, b, c, d (réel)</text:p>
      <text:p text:style-name="P3"><text:s text:c="17"/>c1, c2, c3, c4 (bool)</text:p>
      <text:p text:style-name="P3">Begin</text:p>
      <text:p text:style-name="P3">print « Entrez les scores des quatre prétendants »</text:p>
      <text:p text:style-name="P3">input a, b, c, d</text:p>
      <text:p text:style-name="P3">c1 ← a&gt;50</text:p>
      <text:p text:style-name="P3">c2 ← b&gt;50 or c&gt;50 or d&gt;50</text:p>
      <text:p text:style-name="P3">c3 ← a&gt;=b and a&gt;=c and a&gt;=d</text:p>
      <text:p text:style-name="P3">c4 ← a&gt;=12,5</text:p>
      <text:p text:style-name="P3">if c1 then</text:p>
      <text:p text:style-name="P3"><text:s text:c="3"/>print « elu au premier tour »</text:p>
      <text:p text:style-name="P3"><text:soft-page-break/>elseif c2 or no c4 then</text:p>
      <text:p text:style-name="P3"><text:s text:c="2"/>print « battu, éliminé, sorti !!! »</text:p>
      <text:p text:style-name="P3">elseif c3 then </text:p>
      <text:p text:style-name="P3"><text:s text:c="2"/>print « ballotage favorable »</text:p>
      <text:p text:style-name="P3">else</text:p>
      <text:p text:style-name="P3"><text:s text:c="2"/>« ballotage défavorable »</text:p>
      <text:p text:style-name="P3">endif</text:p>
      <text:p text:style-name="P3">End</text:p>
      <text:p text:style-name="P3">4.7/</text:p>
      <text:p text:style-name="P3"><text:span text:style-name="T2">Variables</text:span><text:span text:style-name="T4"> </text:span><text:span text:style-name="T3">age, perm, acc, assur </text:span><text:span text:style-name="T2">en</text:span><text:span text:style-name="T4"> </text:span><text:span text:style-name="T2">Numérique<text:line-break/>Variables</text:span><text:span text:style-name="T4"> </text:span><text:span text:style-name="T3">C1, C2, C3 </text:span><text:span text:style-name="T2">en</text:span><text:span text:style-name="T4"> </text:span><text:span text:style-name="T2">Booléen<text:line-break/>Variable</text:span><text:span text:style-name="T4"> </text:span><text:span text:style-name="T3">situ </text:span><text:span text:style-name="T2">en</text:span><text:span text:style-name="T4"> </text:span><text:span text:style-name="T2">Caractère</text:span><text:line-break/><text:span text:style-name="T2">Début</text:span><text:line-break/><text:span text:style-name="T2">Ecrire</text:span><text:span text:style-name="T4"> </text:span><text:span text:style-name="T3">"Entrez l’âge: "</text:span><text:line-break/><text:span text:style-name="T2">Lire</text:span><text:span text:style-name="T4"> </text:span><text:span text:style-name="T3">age</text:span><text:line-break/><text:span text:style-name="T2">Ecrire</text:span><text:span text:style-name="T4"> </text:span><text:span text:style-name="T3">"Entrez le nombre d'années de permis: "</text:span><text:line-break/><text:span text:style-name="T2">Lire</text:span><text:span text:style-name="T4"> </text:span><text:span text:style-name="T3">perm</text:span><text:line-break/><text:span text:style-name="T2">Ecrire</text:span><text:span text:style-name="T4"> </text:span><text:span text:style-name="T3">"Entrez le nombre d'accidents: "</text:span><text:line-break/><text:span text:style-name="T2">Lire</text:span><text:span text:style-name="T4"> </text:span><text:span text:style-name="T3">acc</text:span><text:line-break/><text:span text:style-name="T2">Ecrire</text:span><text:span text:style-name="T4"> </text:span><text:span text:style-name="T3">"Entrez le nombre d'années d'assurance: "</text:span><text:line-break/><text:span text:style-name="T2">Lire</text:span><text:span text:style-name="T4"> </text:span><text:span text:style-name="T3">assur</text:span><text:line-break/><text:span text:style-name="T3">C1 ← age &gt;= 25</text:span><text:line-break/><text:span text:style-name="T3">C2 ← perm &gt;= 2</text:span><text:line-break/><text:span text:style-name="T3">C3 ← assur &gt; 5</text:span><text:line-break/><text:span text:style-name="T2">Si</text:span><text:span text:style-name="T4"> </text:span><text:span text:style-name="T3">Non(C1) et Non(C2) </text:span><text:span text:style-name="T2">Alors</text:span><text:line-break/><text:span text:style-name="T4">  </text:span><text:span text:style-name="T2">Si</text:span><text:span text:style-name="T4"> </text:span><text:span text:style-name="T3">acc = 0 </text:span><text:span text:style-name="T2">Alors</text:span><text:line-break/><text:span text:style-name="T4">    </text:span><text:span text:style-name="T3">situ ← "Rouge"</text:span><text:line-break/><text:span text:style-name="T4">  </text:span><text:span text:style-name="T2">Sinon<text:line-break/>    </text:span><text:span text:style-name="T3">situ ← "Refusé"</text:span><text:line-break/><text:span text:style-name="T4">  </text:span><text:span text:style-name="T2">FinSi</text:span><text:line-break/><text:span text:style-name="T2">Sinonsi</text:span><text:span text:style-name="T4"> </text:span><text:span text:style-name="T3">((Non(C1) et C2) ou (C1 et Non(C2)) </text:span><text:span text:style-name="T2">Alors</text:span><text:line-break/><text:span text:style-name="T4">  </text:span><text:span text:style-name="T2">Si</text:span><text:span text:style-name="T4"> </text:span><text:span text:style-name="T3">acc = 0 </text:span><text:span text:style-name="T2">Alors</text:span><text:line-break/><text:span text:style-name="T4">    </text:span><text:span text:style-name="T3">situ ← "Orange"</text:span><text:line-break/><text:span text:style-name="T4">  </text:span><text:span text:style-name="T2">SinonSi</text:span><text:span text:style-name="T4"> </text:span><text:span text:style-name="T3">acc = 1 </text:span><text:span text:style-name="T2">Alors</text:span><text:line-break/><text:span text:style-name="T4">    </text:span><text:span text:style-name="T3">situ ← "Rouge"</text:span><text:line-break/><text:span text:style-name="T4">  </text:span><text:span text:style-name="T2">Sinon</text:span><text:line-break/><text:span text:style-name="T4">    </text:span><text:span text:style-name="T3">situ ← "Refusé"</text:span><text:line-break/><text:span text:style-name="T4">  </text:span><text:span text:style-name="T2">FinSi<text:line-break/>Sinon<text:line-break/>  Si</text:span><text:span text:style-name="T4"> </text:span><text:span text:style-name="T3">acc = 0 Alors</text:span><text:line-break/><text:span text:style-name="T4">    </text:span><text:span text:style-name="T3">situ ← "Vert"</text:span><text:line-break/><text:span text:style-name="T4">  </text:span><text:span text:style-name="T2">SinonSi</text:span><text:span text:style-name="T4"> </text:span><text:span text:style-name="T3">acc = 1 Alors</text:span><text:line-break/><text:soft-page-break/><text:span text:style-name="T4">    </text:span><text:span text:style-name="T3">situ ← "Orange"</text:span><text:line-break/><text:span text:style-name="T4">  </text:span><text:span text:style-name="T2">SinonSi</text:span><text:span text:style-name="T4"> </text:span><text:span text:style-name="T3">acc = 2 Alors</text:span><text:line-break/><text:span text:style-name="T4">    </text:span><text:span text:style-name="T3">situ ← "Rouge"</text:span><text:line-break/><text:span text:style-name="T4">  </text:span><text:span text:style-name="T2">Sinon</text:span><text:line-break/><text:span text:style-name="T4">    </text:span><text:span text:style-name="T3">situ ← "Refusé"</text:span><text:line-break/><text:span text:style-name="T4">  </text:span><text:span text:style-name="T2">FinSi</text:span><text:line-break/><text:span text:style-name="T2">FinSi</text:span><text:line-break/><text:span text:style-name="T2">Si</text:span><text:span text:style-name="T4"> </text:span><text:span text:style-name="T3">C3 </text:span><text:span text:style-name="T2">Alors</text:span><text:line-break/><text:span text:style-name="T4">  </text:span><text:span text:style-name="T2">Si</text:span><text:span text:style-name="T4"> </text:span><text:span text:style-name="T3">situ = "Rouge" </text:span><text:span text:style-name="T2">Alors</text:span><text:line-break/><text:span text:style-name="T4">    </text:span><text:span text:style-name="T3">situ ← "Orange"</text:span><text:line-break/><text:span text:style-name="T4">  </text:span><text:span text:style-name="T2">SinonSi</text:span><text:span text:style-name="T4"> </text:span><text:span text:style-name="T3">situ = "Orange" </text:span><text:span text:style-name="T2">Alors</text:span><text:line-break/><text:span text:style-name="T4">    </text:span><text:span text:style-name="T3">situ ← "Vert"</text:span><text:line-break/><text:span text:style-name="T4">  </text:span><text:span text:style-name="T2">SinonSi</text:span><text:span text:style-name="T4"> </text:span><text:span text:style-name="T3">situ = "Vert" </text:span><text:span text:style-name="T2">Alors</text:span><text:line-break/><text:span text:style-name="T4">    </text:span><text:span text:style-name="T3">situ ← "Bleu"</text:span><text:line-break/><text:span text:style-name="T4">  </text:span><text:span text:style-name="T2">FinSi</text:span><text:line-break/><text:span text:style-name="T2">FinSi</text:span><text:line-break/><text:span text:style-name="T2">Ecrire</text:span><text:span text:style-name="T4"> </text:span><text:span text:style-name="T3">"Votre situation : ", situ</text:span><text:line-break/><text:span text:style-name="T2">Fin</text:span> </text:p>
      <text:p text:style-name="P3">4.8/</text:p>
      <text:p text:style-name="P3"><text:span text:style-name="T2">Variables</text:span><text:span text:style-name="T4"> </text:span><text:span text:style-name="T3">J, M, A, JMax </text:span><text:span text:style-name="T2">en</text:span><text:span text:style-name="T4"> </text:span><text:span text:style-name="T2">Numérique</text:span><text:line-break/><text:span text:style-name="T2">Variables</text:span><text:span text:style-name="T4"> </text:span><text:span text:style-name="T3">VJ, VM, B </text:span><text:span text:style-name="T2">en</text:span><text:span text:style-name="T4"> </text:span><text:span text:style-name="T2">Booleen</text:span><text:line-break/><text:span text:style-name="T2">Début</text:span><text:line-break/><text:span text:style-name="T2">Ecrire</text:span><text:span text:style-name="T4"> </text:span><text:span text:style-name="T3">"Entrez le numéro du jour"</text:span><text:line-break/><text:span text:style-name="T2">Lire</text:span><text:span text:style-name="T4"> </text:span><text:span text:style-name="T3">J</text:span><text:line-break/><text:span text:style-name="T2">Ecrire</text:span><text:span text:style-name="T4"> </text:span><text:span text:style-name="T3">"Entrez le numéro du mois"</text:span><text:line-break/><text:span text:style-name="T2">Lire</text:span><text:span text:style-name="T4"> </text:span><text:span text:style-name="T3">M</text:span><text:line-break/><text:span text:style-name="T2">Ecrire</text:span><text:span text:style-name="T4"> </text:span><text:span text:style-name="T3">"Entrez l'année"</text:span><text:line-break/><text:span text:style-name="T2">Lire</text:span><text:span text:style-name="T4"> </text:span><text:span text:style-name="T3">A</text:span> </text:p>
      <text:p text:style-name="P3"><text:span text:style-name="T3">400 ou (non(A dp 100) et A dp 4)</text:span><text:line-break/><text:span text:style-name="T3">Jmax ← 0</text:span><text:line-break/><text:span text:style-name="T3">VM ← M &gt;= 1 et M =&lt; 12</text:span><text:line-break/><text:span text:style-name="T2">Si</text:span><text:span text:style-name="T4"> </text:span><text:span text:style-name="T3">VM </text:span><text:span text:style-name="T2">Alors</text:span><text:line-break/><text:span text:style-name="T4">  </text:span><text:span text:style-name="T2">Si</text:span><text:span text:style-name="T4"> </text:span><text:span text:style-name="T3">M = 2 et B </text:span><text:span text:style-name="T2">Alors</text:span><text:line-break/><text:span text:style-name="T4">    </text:span><text:span text:style-name="T3">JMax ← 29</text:span><text:line-break/><text:span text:style-name="T4">  </text:span><text:span text:style-name="T2">SinonSi</text:span><text:span text:style-name="T4"> </text:span><text:span text:style-name="T3">M = 2 </text:span><text:span text:style-name="T2">Alors</text:span><text:line-break/><text:span text:style-name="T4">    </text:span><text:span text:style-name="T3">JMax ← 28</text:span><text:line-break/><text:span text:style-name="T4">  </text:span><text:span text:style-name="T2">SinonSi</text:span><text:span text:style-name="T4"> </text:span><text:span text:style-name="T3">M = 4 ou M = 6 ou M = 9 ou M = 11 </text:span><text:span text:style-name="T2">Alors</text:span><text:line-break/><text:span text:style-name="T4">    </text:span><text:span text:style-name="T3">JMax ← 30</text:span><text:line-break/><text:span text:style-name="T4">  </text:span><text:span text:style-name="T2">Sinon</text:span><text:line-break/><text:span text:style-name="T4">    </text:span><text:span text:style-name="T3">JMax ← 31</text:span><text:line-break/><text:span text:style-name="T4">  </text:span><text:span text:style-name="T2">FinSi</text:span><text:line-break/><text:span text:style-name="T4">  </text:span><text:span text:style-name="T3">VJ ← J &gt;= 1 et J =&lt; Jmax</text:span><text:line-break/><text:span text:style-name="T2">FinSi</text:span> </text:p>
      <text:p text:style-name="P3"><text:soft-page-break/><text:span text:style-name="T2">Si</text:span><text:span text:style-name="T4"> </text:span><text:span text:style-name="T3">M &lt; 1 ou M &gt; 12 </text:span><text:span text:style-name="T2">Alors</text:span><text:line-break/><text:span text:style-name="T4">  </text:span><text:span text:style-name="T2">Ecrire</text:span><text:span text:style-name="T4"> </text:span><text:span text:style-name="T3">"Date Invalide"</text:span><text:line-break/><text:span text:style-name="T2">SinonSi</text:span><text:span text:style-name="T4"> </text:span><text:span text:style-name="T3">M = 2 Alors</text:span><text:line-break/><text:span text:style-name="T4">  </text:span><text:span text:style-name="T2">Si</text:span><text:span text:style-name="T4"> </text:span><text:span text:style-name="T3">A dp 400 </text:span><text:span text:style-name="T2">Alors</text:span><text:line-break/><text:span text:style-name="T4">    </text:span><text:span text:style-name="T2">Si</text:span><text:span text:style-name="T4"> </text:span><text:span text:style-name="T3">J &lt; 1 ou J &gt; 29 </text:span><text:span text:style-name="T2">Alors</text:span><text:line-break/><text:span text:style-name="T4">      </text:span><text:span text:style-name="T2">Ecrire</text:span><text:span text:style-name="T4"> </text:span><text:span text:style-name="T3">"Date Invalide"</text:span><text:line-break/><text:span text:style-name="T4">    </text:span><text:span text:style-name="T2">Sinon</text:span><text:line-break/><text:span text:style-name="T4">      </text:span><text:span text:style-name="T2">Ecrire</text:span><text:span text:style-name="T4"> </text:span><text:span text:style-name="T3">"Date Valide"</text:span><text:line-break/><text:span text:style-name="T4">    </text:span><text:span text:style-name="T2">FinSi</text:span><text:line-break/><text:span text:style-name="T4">  </text:span><text:span text:style-name="T2">SinonSi</text:span><text:span text:style-name="T4"> </text:span><text:span text:style-name="T3">A dp 100 </text:span><text:span text:style-name="T2">Alors</text:span><text:line-break/><text:span text:style-name="T4">    </text:span><text:span text:style-name="T2">Si</text:span><text:span text:style-name="T4"> </text:span><text:span text:style-name="T3">J &lt; 1 ou J &gt; 28 </text:span><text:span text:style-name="T2">Alors</text:span><text:line-break/><text:span text:style-name="T4">      </text:span><text:span text:style-name="T2">Ecrire</text:span><text:span text:style-name="T4"> </text:span><text:span text:style-name="T3">"Date Invalide"</text:span><text:line-break/><text:span text:style-name="T4">    </text:span><text:span text:style-name="T2">Sinon</text:span><text:line-break/><text:span text:style-name="T4">      </text:span><text:span text:style-name="T2">Ecrire</text:span><text:span text:style-name="T4"> </text:span><text:span text:style-name="T3">"Date Valide"</text:span><text:line-break/><text:span text:style-name="T4">    </text:span><text:span text:style-name="T2">FinSi</text:span><text:line-break/><text:span text:style-name="T4">  </text:span><text:span text:style-name="T2">SinonSi</text:span><text:span text:style-name="T4"> </text:span><text:span text:style-name="T3">A dp 4 </text:span><text:span text:style-name="T2">Alors</text:span><text:line-break/><text:span text:style-name="T4">    </text:span><text:span text:style-name="T2">Si</text:span><text:span text:style-name="T4"> </text:span><text:span text:style-name="T3">J &lt; 1 ou J &gt; 29</text:span><text:span text:style-name="T2">Alors</text:span><text:line-break/><text:span text:style-name="T4">      </text:span><text:span text:style-name="T2">Ecrire</text:span><text:span text:style-name="T4"> </text:span><text:span text:style-name="T3">"Date Invalide"</text:span><text:line-break/><text:span text:style-name="T4">    </text:span><text:span text:style-name="T2">Sinon</text:span><text:line-break/><text:span text:style-name="T4">      </text:span><text:span text:style-name="T2">Ecrire</text:span><text:span text:style-name="T4"> </text:span><text:span text:style-name="T3">"Date Valide"</text:span><text:line-break/><text:span text:style-name="T4">    </text:span><text:span text:style-name="T2">FinSi</text:span><text:line-break/><text:span text:style-name="T4">  </text:span><text:span text:style-name="T2">Sinon</text:span><text:line-break/><text:span text:style-name="T4">    </text:span><text:span text:style-name="T2">Si</text:span><text:span text:style-name="T4"> </text:span><text:span text:style-name="T3">J &lt; 1 ou J &gt; 28 </text:span><text:span text:style-name="T2">Alors</text:span><text:line-break/><text:span text:style-name="T4">      </text:span><text:span text:style-name="T2">Ecrire</text:span><text:span text:style-name="T4"> </text:span><text:span text:style-name="T3">"Date Invalide"</text:span><text:line-break/><text:span text:style-name="T4">    </text:span><text:span text:style-name="T2">Sinon</text:span><text:line-break/><text:span text:style-name="T4">      </text:span><text:span text:style-name="T2">Ecrire</text:span><text:span text:style-name="T4"> </text:span><text:span text:style-name="T3">"Date Valide"</text:span><text:line-break/><text:span text:style-name="T4">    </text:span><text:span text:style-name="T2">FinSi</text:span><text:line-break/><text:span text:style-name="T4">  </text:span><text:span text:style-name="T2">FinSi</text:span><text:line-break/><text:span text:style-name="T2">SinonSi</text:span><text:span text:style-name="T4"> </text:span><text:span text:style-name="T3">M = 4 ou M = 6 ou M = 9 ou M = 11 </text:span><text:span text:style-name="T2">Alors</text:span><text:line-break/><text:span text:style-name="T4">  </text:span><text:span text:style-name="T2">Si</text:span><text:span text:style-name="T4"> </text:span><text:span text:style-name="T3">J &lt; 1 ou J &gt; 30 </text:span><text:span text:style-name="T2">Alors</text:span><text:line-break/><text:span text:style-name="T4">    </text:span><text:span text:style-name="T2">Ecrire</text:span><text:span text:style-name="T4"> </text:span><text:span text:style-name="T3">"Date Invalide"</text:span><text:line-break/><text:span text:style-name="T4">  </text:span><text:span text:style-name="T2">Sinon</text:span><text:line-break/><text:span text:style-name="T4">    </text:span><text:span text:style-name="T2">Ecrire</text:span><text:span text:style-name="T4"> </text:span><text:span text:style-name="T3">"Date Valide"</text:span><text:line-break/><text:span text:style-name="T4">  </text:span><text:span text:style-name="T2">FinSi</text:span><text:line-break/><text:span text:style-name="T2">Sinon</text:span><text:line-break/><text:span text:style-name="T4">  </text:span><text:span text:style-name="T2">Si</text:span><text:span text:style-name="T4"> </text:span><text:span text:style-name="T3">J &lt; 1 ou J &gt; 31 </text:span><text:span text:style-name="T2">Alors</text:span><text:line-break/><text:span text:style-name="T4">    </text:span><text:span text:style-name="T2">Ecrire</text:span><text:span text:style-name="T4"> </text:span><text:span text:style-name="T3">"Date Invalide"</text:span><text:line-break/><text:span text:style-name="T4">  </text:span><text:span text:style-name="T2">Sinon</text:span><text:line-break/><text:span text:style-name="T4">    </text:span><text:span text:style-name="T2">Ecrire</text:span><text:span text:style-name="T4"> </text:span><text:span text:style-name="T3">"Date Valide"</text:span><text:line-break/><text:span text:style-name="T4">  </text:span><text:span text:style-name="T2">FinSi</text:span><text:line-break/><text:span text:style-name="T2">FinSi</text:span> </text:p>
      <text:p text:style-name="P3"><text:span text:style-name="T3">B ← (A dp 4 et Non(A dp 100)) ou A dp 400</text:span><text:line-break/><text:span text:style-name="T3">K1 ← (m=1 ou m=3 ou m=5 ou m=7 ou m=8 ou m=10 ou m=12) et (J&gt;=1 et J=&lt;31)</text:span><text:line-break/><text:span text:style-name="T3">K2 ← (m=4 ou m=6 ou m=9 ou m=11) et (J&gt;=1 et J=&lt;30)</text:span><text:line-break/><text:soft-page-break/><text:span text:style-name="T3">K3 ← m=2 et B et J&gt;=1 et J=&lt;29</text:span><text:line-break/><text:span text:style-name="T3">K4 ← m=2 et J&gt;=1 et J=&lt;28</text:span><text:line-break/><text:span text:style-name="T2">Si</text:span><text:span text:style-name="T4"> </text:span><text:span text:style-name="T3">K1 ou K2 ou K3 ou K4 </text:span><text:span text:style-name="T2">Alors</text:span><text:line-break/><text:span text:style-name="T4">  </text:span><text:span text:style-name="T2">Ecrire</text:span><text:span text:style-name="T4"> </text:span><text:span text:style-name="T3">"Date valide"</text:span><text:line-break/><text:span text:style-name="T2">Sinon</text:span><text:line-break/><text:span text:style-name="T4">  </text:span><text:span text:style-name="T2">Ecrire</text:span><text:span text:style-name="T4"> </text:span><text:span text:style-name="T3">"Date non valide"</text:span><text:line-break/><text:span text:style-name="T2">FinSi</text:span><text:line-break/><text:span text:style-name="T2">Fin</text:span> </text:p>
      <text:p text:style-name="P4">Algo part5</text:p>
      <text:p text:style-name="P5">5.1/</text:p>
      <text:p text:style-name="P5"><text:span text:style-name="T2">Variable</text:span><text:span text:style-name="T4"> </text:span><text:span text:style-name="T3">N </text:span><text:span text:style-name="T2">en</text:span><text:span text:style-name="T4"> </text:span><text:span text:style-name="T2">Entier</text:span><text:line-break/><text:span text:style-name="T2">Debut</text:span><text:line-break/><text:span text:style-name="T3">N ← 0</text:span><text:line-break/><text:span text:style-name="T2">Ecrire</text:span><text:span text:style-name="T4"> </text:span><text:span text:style-name="T3">"Entrez un nombre entre 1 et 3"</text:span><text:line-break/><text:span text:style-name="T2">TantQue</text:span><text:span text:style-name="T4"> </text:span><text:span text:style-name="T3">N &lt; 1 ou N &gt; 3</text:span><text:line-break/><text:span text:style-name="T4">  </text:span><text:span text:style-name="T2">Lire</text:span><text:span text:style-name="T4"> </text:span><text:span text:style-name="T3">N</text:span><text:line-break/><text:span text:style-name="T4">    </text:span><text:span text:style-name="T2">Si</text:span><text:span text:style-name="T4"> </text:span><text:span text:style-name="T3">N &lt; 1 ou N &gt; 3 </text:span><text:span text:style-name="T2">Alors</text:span><text:line-break/><text:span text:style-name="T4">      </text:span><text:span text:style-name="T2">Ecrire</text:span><text:span text:style-name="T4"> </text:span><text:span text:style-name="T3">"Saisie erronée. Recommencez”</text:span><text:line-break/><text:span text:style-name="T4">    </text:span><text:span text:style-name="T2">FinSi</text:span><text:line-break/><text:span text:style-name="T4">  </text:span><text:span text:style-name="T2">FinTantQue</text:span><text:line-break/><text:span text:style-name="T2">Fin</text:span> </text:p>
      <text:p text:style-name="P5">5.2/ </text:p>
      <text:p text:style-name="P5"><text:span text:style-name="T2">Variable</text:span><text:span text:style-name="T4"> </text:span><text:span text:style-name="T3">N </text:span><text:span text:style-name="T2">en</text:span><text:span text:style-name="T4"> </text:span><text:span text:style-name="T2">Entier</text:span><text:line-break/><text:span text:style-name="T2">Debut</text:span><text:line-break/><text:span text:style-name="T3">N ← 0</text:span><text:line-break/><text:span text:style-name="T2">Ecrire</text:span><text:span text:style-name="T4"> </text:span><text:span text:style-name="T3">"Entrez un nombre entre 10 et 20"</text:span><text:line-break/><text:span text:style-name="T2">TantQue</text:span><text:span text:style-name="T4"> </text:span><text:span text:style-name="T3">N &lt; 10 ou N &gt; 20</text:span><text:line-break/><text:span text:style-name="T4">  </text:span><text:span text:style-name="T2">Lire</text:span><text:span text:style-name="T4"> </text:span><text:span text:style-name="T3">N</text:span><text:line-break/><text:span text:style-name="T4">  </text:span><text:span text:style-name="T2">Si</text:span><text:span text:style-name="T4"> </text:span><text:span text:style-name="T3">N &lt; 10 </text:span><text:span text:style-name="T2">Alors</text:span><text:line-break/><text:span text:style-name="T4">    </text:span><text:span text:style-name="T2">Ecrire</text:span><text:span text:style-name="T4"> </text:span><text:span text:style-name="T3">"Plus grand !"</text:span><text:line-break/><text:span text:style-name="T4">  </text:span><text:span text:style-name="T2">SinonSi</text:span><text:span text:style-name="T4"> </text:span><text:span text:style-name="T3">N &gt; 20 Alors</text:span><text:line-break/><text:span text:style-name="T4">    </text:span><text:span text:style-name="T2">Ecrire</text:span><text:span text:style-name="T4"> </text:span><text:span text:style-name="T3">"Plus petit !"</text:span><text:line-break/><text:span text:style-name="T4">  </text:span><text:span text:style-name="T2">FinSi</text:span><text:line-break/><text:span text:style-name="T2">FinTantQue</text:span><text:line-break/><text:span text:style-name="T2">Fin</text:span> </text:p>
      <text:p text:style-name="P5">5.3/</text:p>
      <text:p text:style-name="P5"><text:span text:style-name="T2">Variables</text:span><text:span text:style-name="T4"> </text:span><text:span text:style-name="T3">N, i </text:span><text:span text:style-name="T2">en</text:span><text:span text:style-name="T4"> </text:span><text:span text:style-name="T2">Entier</text:span><text:line-break/><text:span text:style-name="T2">Debut</text:span><text:line-break/><text:span text:style-name="T2">Ecrire</text:span><text:span text:style-name="T4"> </text:span><text:span text:style-name="T3">"Entrez un nombre : "</text:span><text:line-break/><text:span text:style-name="T2">Lire</text:span><text:span text:style-name="T4"> </text:span><text:span text:style-name="T3">N</text:span><text:line-break/><text:span text:style-name="T3">Stop ← N+10</text:span><text:line-break/><text:span text:style-name="T2">Ecrire</text:span><text:span text:style-name="T4"> </text:span><text:span text:style-name="T3">"Les 10 nombres suivants sont : "</text:span><text:line-break/><text:soft-page-break/><text:span text:style-name="T2">TantQue</text:span><text:span text:style-name="T4"> </text:span><text:span text:style-name="T3">N &lt; Stop</text:span><text:line-break/><text:span text:style-name="T4">   </text:span><text:span text:style-name="T3">N ← N+1</text:span><text:line-break/><text:span text:style-name="T4">   </text:span><text:span text:style-name="T2">Ecrire</text:span><text:span text:style-name="T4"> </text:span><text:span text:style-name="T3">N</text:span><text:line-break/><text:span text:style-name="T2">FinTantQue</text:span><text:line-break/><text:span text:style-name="T2">Fin</text:span> </text:p>
      <text:p text:style-name="P5">5.4/</text:p>
      <text:p text:style-name="P5"><text:span text:style-name="T2">Variables</text:span><text:span text:style-name="T4"> </text:span><text:span text:style-name="T3">N, i </text:span><text:span text:style-name="T2">en</text:span><text:span text:style-name="T4"> </text:span><text:span text:style-name="T2">Entier</text:span><text:line-break/><text:span text:style-name="T2">Debut</text:span><text:line-break/><text:span text:style-name="T2">Ecrire</text:span><text:span text:style-name="T4"> </text:span><text:span text:style-name="T3">"Entrez un nombre : "</text:span><text:line-break/><text:span text:style-name="T2">Lire</text:span><text:span text:style-name="T4"> </text:span><text:span text:style-name="T3">N</text:span><text:line-break/><text:span text:style-name="T2">Ecrire</text:span><text:span text:style-name="T4"> </text:span><text:span text:style-name="T3">"Les 10 nombres suivants sont : "</text:span><text:line-break/><text:span text:style-name="T2">Pour</text:span><text:span text:style-name="T4"> </text:span><text:span text:style-name="T3">i ← N + 1 à N + 10</text:span><text:line-break/><text:span text:style-name="T4">  </text:span><text:span text:style-name="T2">Ecrire</text:span><text:span text:style-name="T4"> </text:span><text:span text:style-name="T3">i</text:span><text:line-break/><text:span text:style-name="T3">i </text:span><text:span text:style-name="T2">Suivant</text:span><text:line-break/><text:span text:style-name="T2">Fin</text:span> </text:p>
      <text:p text:style-name="P5">5.5/</text:p>
      <text:p text:style-name="P5"><text:span text:style-name="T2">Variables</text:span><text:span text:style-name="T4"> </text:span><text:span text:style-name="T3">N, i </text:span><text:span text:style-name="T2">en</text:span><text:span text:style-name="T4"> </text:span><text:span text:style-name="T2">Entier</text:span><text:line-break/><text:span text:style-name="T2">Debut</text:span><text:line-break/><text:span text:style-name="T2">Ecrire</text:span><text:span text:style-name="T4"> </text:span><text:span text:style-name="T3">"Entrez un nombre : "</text:span><text:line-break/><text:span text:style-name="T2">Lire</text:span><text:span text:style-name="T4"> </text:span><text:span text:style-name="T3">N</text:span><text:line-break/><text:span text:style-name="T2">Ecrire</text:span><text:span text:style-name="T4"> </text:span><text:span text:style-name="T3">"La table de multiplication de ce nombre est : "</text:span><text:line-break/><text:span text:style-name="T2">Pour</text:span><text:span text:style-name="T4"> </text:span><text:span text:style-name="T3">i ← 1 à 10</text:span><text:line-break/><text:span text:style-name="T4">  </text:span><text:span text:style-name="T2">Ecrire</text:span><text:span text:style-name="T4"> </text:span><text:span text:style-name="T3">N, " x ", i, " = ", n*i</text:span><text:line-break/><text:span text:style-name="T3">i </text:span><text:span text:style-name="T2">Suivant</text:span><text:line-break/><text:span text:style-name="T2">Fin</text:span> </text:p>
      <text:p text:style-name="P5">5.6/</text:p>
      <text:p text:style-name="P5"><text:span text:style-name="T2">Variables</text:span><text:span text:style-name="T4"> </text:span><text:span text:style-name="T3">N, i, Som </text:span><text:span text:style-name="T2">en</text:span><text:span text:style-name="T4"> </text:span><text:span text:style-name="T2">Entier</text:span><text:line-break/><text:span text:style-name="T2">Debut</text:span><text:line-break/><text:span text:style-name="T2">Ecrire</text:span><text:span text:style-name="T4"> </text:span><text:span text:style-name="T3">"Entrez un nombre : "</text:span><text:line-break/><text:span text:style-name="T2">Lire</text:span><text:span text:style-name="T4"> </text:span><text:span text:style-name="T3">N</text:span><text:line-break/><text:span text:style-name="T3">Som ← 0</text:span><text:line-break/><text:span text:style-name="T2">Pour</text:span><text:span text:style-name="T4"> </text:span><text:span text:style-name="T3">i ← 1 à N</text:span><text:line-break/><text:span text:style-name="T4">  </text:span><text:span text:style-name="T3">Som ← Som + i</text:span><text:line-break/><text:span text:style-name="T3">i </text:span><text:span text:style-name="T2">Suivant</text:span><text:line-break/><text:span text:style-name="T2">Ecrire</text:span><text:span text:style-name="T4"> </text:span><text:span text:style-name="T3">"La somme est : ", Som</text:span><text:line-break/><text:span text:style-name="T2">Fin</text:span> </text:p>
      <text:p text:style-name="P5">5.7/</text:p>
      <text:p text:style-name="P5"><text:span text:style-name="T2">Variables</text:span><text:span text:style-name="T4"> </text:span><text:span text:style-name="T3">N, i, F </text:span><text:span text:style-name="T2">en</text:span><text:span text:style-name="T4"> </text:span><text:span text:style-name="T2">Entier</text:span><text:line-break/><text:span text:style-name="T2">Debut</text:span><text:line-break/><text:span text:style-name="T2">Ecrire</text:span><text:span text:style-name="T4"> </text:span><text:span text:style-name="T3">"Entrez un nombre : "</text:span><text:line-break/><text:span text:style-name="T2">Lire</text:span><text:span text:style-name="T4"> </text:span><text:span text:style-name="T3">N</text:span><text:line-break/><text:span text:style-name="T3">F ← 1</text:span><text:line-break/><text:soft-page-break/><text:span text:style-name="T2">Pour</text:span><text:span text:style-name="T4"> </text:span><text:span text:style-name="T3">i ← 2 à N</text:span><text:line-break/><text:span text:style-name="T4">  </text:span><text:span text:style-name="T3">F ← F * i</text:span><text:line-break/><text:span text:style-name="T3">i </text:span><text:span text:style-name="T2">Suivant</text:span><text:line-break/><text:span text:style-name="T2">Ecrire</text:span><text:span text:style-name="T4"> </text:span><text:span text:style-name="T3">"La factorielle est : ", F</text:span><text:line-break/><text:span text:style-name="T2">Fin</text:span> </text:p>
      <text:p text:style-name="P5">5.8/</text:p>
      <text:p text:style-name="P5"><text:span text:style-name="T2">Variables</text:span><text:span text:style-name="T4"> </text:span><text:span text:style-name="T3">N, i, PG </text:span><text:span text:style-name="T2">en</text:span><text:span text:style-name="T4"> </text:span><text:span text:style-name="T2">Entier</text:span><text:line-break/><text:span text:style-name="T2">Debut</text:span><text:line-break/><text:span text:style-name="T3">PG ← 0</text:span><text:line-break/><text:span text:style-name="T2">Pour</text:span><text:span text:style-name="T4"> </text:span><text:span text:style-name="T3">i ← 1 à 20</text:span><text:line-break/><text:span text:style-name="T4">  </text:span><text:span text:style-name="T2">Ecrire</text:span><text:span text:style-name="T4"> </text:span><text:span text:style-name="T3">"Entrez un nombre : "</text:span><text:line-break/><text:span text:style-name="T4">  </text:span><text:span text:style-name="T2">Lire</text:span><text:span text:style-name="T4"> </text:span><text:span text:style-name="T3">N</text:span><text:line-break/><text:span text:style-name="T4">  </text:span><text:span text:style-name="T2">Si</text:span><text:span text:style-name="T4"> </text:span><text:span text:style-name="T3">i = 1 ou N &gt; PG </text:span><text:span text:style-name="T2">Alors</text:span><text:line-break/><text:span text:style-name="T4">    </text:span><text:span text:style-name="T3">PG ← N</text:span><text:line-break/><text:span text:style-name="T4">  </text:span><text:span text:style-name="T2">FinSi</text:span><text:line-break/><text:span text:style-name="T3">i </text:span><text:span text:style-name="T2">Suivant</text:span><text:line-break/><text:span text:style-name="T2">Ecrire</text:span><text:span text:style-name="T4"> </text:span><text:span text:style-name="T3">"Le nombre le plus grand était : ", PG</text:span><text:line-break/><text:span text:style-name="T2">Fin</text:span> </text:p>
      <text:p text:style-name="P5">5.9/</text:p>
      <text:p text:style-name="P5"><text:span text:style-name="T2">Variables</text:span><text:span text:style-name="T4"> </text:span><text:span text:style-name="T3">N, i, PG, IPG </text:span><text:span text:style-name="T2">en</text:span><text:span text:style-name="T4"> </text:span><text:span text:style-name="T2">Entier</text:span><text:line-break/><text:span text:style-name="T2">Debut</text:span><text:line-break/><text:span text:style-name="T3">N ← 1</text:span><text:line-break/><text:span text:style-name="T3">i ← 0</text:span><text:line-break/><text:span text:style-name="T3">PG ← 0</text:span><text:line-break/><text:span text:style-name="T2">TantQue</text:span><text:span text:style-name="T4"> </text:span><text:span text:style-name="T3">N &lt;&gt; 0</text:span><text:line-break/><text:span text:style-name="T4">  </text:span><text:span text:style-name="T2">Ecrire</text:span><text:span text:style-name="T4"> </text:span><text:span text:style-name="T3">"Entrez un nombre : "</text:span><text:line-break/><text:span text:style-name="T4">  </text:span><text:span text:style-name="T2">Lire</text:span><text:span text:style-name="T4"> </text:span><text:span text:style-name="T3">N</text:span><text:line-break/><text:span text:style-name="T4">  </text:span><text:span text:style-name="T3">i ← i + 1</text:span><text:line-break/><text:span text:style-name="T4">  </text:span><text:span text:style-name="T2">Si</text:span><text:span text:style-name="T4"> </text:span><text:span text:style-name="T3">i = 1 ou N &gt; PG </text:span><text:span text:style-name="T2">Alors</text:span><text:line-break/><text:span text:style-name="T4">    </text:span><text:span text:style-name="T3">PG ← N</text:span><text:line-break/><text:span text:style-name="T4">    </text:span><text:span text:style-name="T3">IPG ← i</text:span><text:line-break/><text:span text:style-name="T4">  </text:span><text:span text:style-name="T2">FinSi</text:span><text:line-break/><text:span text:style-name="T2">FinTantQue</text:span><text:line-break/><text:span text:style-name="T2">Ecrire</text:span><text:span text:style-name="T4"> </text:span><text:span text:style-name="T3">"Le nombre le plus grand était : ", PG</text:span><text:line-break/><text:span text:style-name="T2">Ecrire</text:span><text:span text:style-name="T4"> </text:span><text:span text:style-name="T3">"Il a été saisi en position numéro ", IPG</text:span><text:line-break/><text:span text:style-name="T2">Fin</text:span> </text:p>
      <text:p text:style-name="P5">5.10/</text:p>
      <text:p text:style-name="P6"><text:span text:style-name="T5">Variables</text:span> E, somdue, M, Reste, Nb10E, Nb5E <text:span text:style-name="T5">En</text:span> <text:span text:style-name="T5">Entier</text:span><text:line-break/><text:span text:style-name="T5">Debut</text:span><text:line-break/>E ← 1<text:line-break/>somdue ← 0<text:line-break/><text:span text:style-name="T5">TantQue</text:span> E &lt;&gt; 0<text:line-break/>  <text:span text:style-name="T5">Ecrire</text:span> "Entrez le montant : "<text:line-break/><text:soft-page-break/>  <text:span text:style-name="T5">Lire</text:span> E<text:line-break/>  somdue ← somdue + E<text:line-break/><text:span text:style-name="T5">FinTantQue</text:span><text:line-break/><text:span text:style-name="T5">Ecrire</text:span> "Vous devez :", somdue, " euros"<text:line-break/><text:span text:style-name="T5">Ecrire</text:span> "Montant versé :"<text:line-break/><text:span text:style-name="T5">Lire</text:span> M<text:line-break/>Reste ← M - somdue<text:line-break/>Nb10E ← 0<text:line-break/><text:span text:style-name="T5">TantQue</text:span> Reste &gt;= 10<text:line-break/>  Nb10E ← Nb10E + 1<text:line-break/>  Reste ← Reste – 10<text:line-break/><text:span text:style-name="T5">FinTantQue</text:span><text:line-break/>Nb5E ← 0<text:line-break/><text:span text:style-name="T5">Si</text:span> Reste &gt;= 5<text:line-break/>  Nb5E ← 1<text:line-break/>  Reste ← Reste – 5<text:line-break/><text:span text:style-name="T5">FinSi</text:span><text:line-break/><text:span text:style-name="T5">Ecrire</text:span> "Rendu de la monnaie :"<text:line-break/><text:span text:style-name="T5">Ecrire</text:span> "Billets de 10 E : ", Nb10E<text:line-break/><text:span text:style-name="T5">Ecrire</text:span> "Billets de  5 E : ", Nb5E<text:line-break/><text:span text:style-name="T5">Ecrire</text:span> "Pièces de 1 E : ", reste<text:line-break/><text:span text:style-name="T5">Fin</text:span></text:p>
      <text:p text:style-name="P7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Ubuntu mono" svg:font-family="'Ubuntu mono', 'Courier New'"/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80010-13-04</meta:initial-creator>
    <dc:creator>david gourlain</dc:creator>
    <meta:editing-cycles>6</meta:editing-cycles>
    <meta:creation-date>2021-05-27T08:38:00</meta:creation-date>
    <dc:date>2021-05-30T17:23:51.30</dc:date>
    <meta:editing-duration>PT4H36M40S</meta:editing-duration>
    <meta:generator>OpenOffice/4.1.7$Win32 OpenOffice.org_project/417m1$Build-9800</meta:generator>
    <meta:document-statistic meta:table-count="0" meta:image-count="0" meta:object-count="0" meta:page-count="14" meta:paragraph-count="243" meta:word-count="1773" meta:character-count="9261"/>
    <meta:user-defined meta:name="AppVersion">16.0000</meta:user-defined>
    <meta:user-defined meta:name="Company">AFP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